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Suranna" svg:font-family="Suranna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fo:font-size="16pt" fo:font-weight="bold" officeooo:rsid="0012048e" officeooo:paragraph-rsid="0012048e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akar" fo:font-size="16pt" fo:font-weight="bold" officeooo:rsid="0012048e" officeooo:paragraph-rsid="0012048e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Suranna" fo:font-size="12pt" fo:font-weight="normal" officeooo:rsid="0017c296" officeooo:paragraph-rsid="0017c296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Suranna" fo:font-size="14pt" fo:font-weight="normal" officeooo:rsid="0012048e" officeooo:paragraph-rsid="0012048e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style:font-name="Suranna" fo:font-size="14pt" fo:font-weight="normal" officeooo:rsid="00131c63" officeooo:paragraph-rsid="00131c63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style:font-name="Suranna" fo:font-size="14pt" fo:font-weight="normal" officeooo:rsid="0016e8e8" officeooo:paragraph-rsid="0016e8e8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Suranna" fo:font-size="14pt" fo:font-weight="normal" officeooo:rsid="0016e8e8" officeooo:paragraph-rsid="0016e8e8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style:font-name="Suranna" fo:font-size="14pt" fo:font-weight="normal" officeooo:rsid="0017c296" officeooo:paragraph-rsid="0017c296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text-properties style:font-name="Suranna" fo:font-size="14pt" fo:font-weight="bold" officeooo:rsid="00131c63" officeooo:paragraph-rsid="00131c63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style:font-name="Suranna" fo:font-size="14pt" fo:font-weight="bold" officeooo:rsid="0013427f" officeooo:paragraph-rsid="0013427f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style:font-name="Suranna" fo:font-size="14pt" fo:font-weight="bold" officeooo:rsid="00145803" officeooo:paragraph-rsid="00145803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style:font-name="Suranna" fo:font-size="14pt" fo:font-weight="bold" officeooo:rsid="00164566" officeooo:paragraph-rsid="00164566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style:font-name="Suranna" fo:font-size="14pt" fo:font-weight="bold" officeooo:rsid="0016bc21" officeooo:paragraph-rsid="0016bc21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style:font-name="Suranna" fo:font-size="14pt" fo:font-weight="bold" officeooo:rsid="0016e8e8" officeooo:paragraph-rsid="0016e8e8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style:font-name="Suranna" fo:font-size="14pt" fo:font-weight="bold" officeooo:rsid="0017c296" officeooo:paragraph-rsid="0017c296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paragraph-properties fo:break-before="page"/>
      <style:text-properties style:font-name="Suranna" fo:font-size="12pt" fo:font-weight="normal" officeooo:rsid="0017c296" officeooo:paragraph-rsid="0017c296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1d1c1d" loext:opacity="100%" style:font-name="Slack-Lato" fo:font-size="11.25pt" fo:letter-spacing="normal" fo:font-style="normal" fo:font-weight="normal" officeooo:paragraph-rsid="0016e8e8"/>
    </style:style>
    <style:style style:name="T1" style:family="text">
      <style:text-properties officeooo:rsid="00131c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5803" style:font-weight-asian="normal" style:font-weight-complex="normal"/>
    </style:style>
    <style:style style:name="T5" style:family="text">
      <style:text-properties fo:font-weight="normal" officeooo:rsid="00164566" style:font-weight-asian="normal" style:font-weight-complex="normal"/>
    </style:style>
    <style:style style:name="T6" style:family="text">
      <style:text-properties fo:font-weight="normal" officeooo:rsid="0016bc21" style:font-weight-asian="normal" style:font-weight-complex="normal"/>
    </style:style>
    <style:style style:name="T7" style:family="text">
      <style:text-properties fo:font-weight="normal" officeooo:rsid="0016e8e8" style:font-weight-asian="normal" style:font-weight-complex="normal"/>
    </style:style>
    <style:style style:name="T8" style:family="text">
      <style:text-properties fo:font-weight="normal" officeooo:rsid="0017c296" style:font-weight-asian="normal" style:font-weight-complex="normal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10" style:family="text">
      <style:text-properties fo:font-variant="normal" fo:text-transform="none" fo:color="#1d1c1d" loext:opacity="100%" fo:letter-spacing="normal"/>
    </style:style>
    <style:style style:name="T11" style:family="text">
      <style:text-properties fo:font-variant="normal" fo:text-transform="none" style:text-line-through-style="none" style:text-line-through-type="none" style:font-name="Slack-Lato" fo:font-size="9pt" fo:letter-spacing="normal" fo:font-style="normal" style:text-underline-style="none" style:text-blinking="false"/>
    </style:style>
    <style:style style:name="T12" style:family="text">
      <style:text-properties officeooo:rsid="001b530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OMMANDS</text:p>
      <text:p text:style-name="P2"/>
      <text:list xml:id="list1357186114" text:style-name="L1">
        <text:list-item>
          <text:p text:style-name="P4"><text:span text:style-name="T2">whoami </text:span>- <text:s/>displays the current user details.</text:p>
        </text:list-item>
        <text:list-item>
          <text:p text:style-name="P4"><text:span text:style-name="T2">man</text:span>(manual) – an interface to the system reference.</text:p>
        </text:list-item>
        <text:list-item>
          <text:p text:style-name="P4"><text:span text:style-name="T2">Clear </text:span>– to clear all the previous commands that were run in the current terminal.</text:p>
        </text:list-item>
        <text:list-item>
          <text:p text:style-name="P4"><text:span text:style-name="T2">Pwd</text:span> – to print the full filename of the current working directory.</text:p>
        </text:list-item>
        <text:list-item>
          <text:p text:style-name="P4"><text:span text:style-name="T2"><text:s/>Ls </text:span>– to display the list of content of direcory.</text:p>
        </text:list-item>
        <text:list-item>
          <text:p text:style-name="P4"><text:span text:style-name="T2">Cd </text:span>- to change the current directory.</text:p>
        </text:list-item>
        <text:list-item>
          <text:p text:style-name="P4"><text:span text:style-name="T2">Mkdir </text:span>- <text:s/><text:span text:style-name="T1">to create a new directory.</text:span></text:p>
        </text:list-item>
        <text:list-item>
          <text:p text:style-name="P5"><text:span text:style-name="T2">Touch </text:span>- <text:s/>to create an empty file.</text:p>
        </text:list-item>
        <text:list-item>
          <text:p text:style-name="P9">Rmdir<text:span text:style-name="T3">- remove/delete a directoty.</text:span></text:p>
        </text:list-item>
        <text:list-item>
          <text:p text:style-name="P9">Open<text:span text:style-name="T3"> – to oprn a file.</text:span></text:p>
        </text:list-item>
        <text:list-item>
          <text:p text:style-name="P9">mv<text:span text:style-name="T3">- to move a file.</text:span></text:p>
        </text:list-item>
        <text:list-item>
          <text:p text:style-name="P9">cp<text:span text:style-name="T3">- to copy file.</text:span></text:p>
        </text:list-item>
        <text:list-item>
          <text:p text:style-name="P9">Head<text:span text:style-name="T3">- outputs the first part of files.</text:span></text:p>
        </text:list-item>
        <text:list-item>
          <text:p text:style-name="P9">Tail<text:span text:style-name="T3">- outputs the last part of files.</text:span></text:p>
        </text:list-item>
        <text:list-item>
          <text:p text:style-name="P9">Date<text:span text:style-name="T3">- print or set the system date and time.</text:span></text:p>
        </text:list-item>
        <text:list-item>
          <text:p text:style-name="P9">Cat<text:span text:style-name="T3">- concatenate files and print on the standard output.</text:span></text:p>
        </text:list-item>
        <text:list-item>
          <text:p text:style-name="P9">Less<text:span text:style-name="T3">- shows the content inside a file.</text:span></text:p>
        </text:list-item>
        <text:list-item>
          <text:p text:style-name="P9">Echo<text:span text:style-name="T3">- print to output.</text:span></text:p>
        </text:list-item>
        <text:list-item>
          <text:p text:style-name="P9">wc<text:span text:style-name="T4">(</text:span><text:span text:style-name="T3">work cat)- gives a useful information about a file or input.</text:span></text:p>
        </text:list-item>
        <text:list-item>
          <text:p text:style-name="P10">Sort<text:span text:style-name="T3">- sort in an order.</text:span></text:p>
        </text:list-item>
        <text:list-item>
          <text:p text:style-name="P10">Uniq<text:span text:style-name="T3">- useful to sort lines of text.</text:span></text:p>
        </text:list-item>
        <text:list-item>
          <text:p text:style-name="P10">Diff<text:span text:style-name="T3">- to show the difference between two or more files.</text:span></text:p>
        </text:list-item>
        <text:list-item>
          <text:p text:style-name="P10">Find<text:span text:style-name="T3">- useful to find files.</text:span></text:p>
        </text:list-item>
        <text:list-item>
          <text:p text:style-name="P10">Pipe<text:span text:style-name="T3">- used to cobine two or more commands.</text:span></text:p>
        </text:list-item>
        <text:list-item>
          <text:p text:style-name="P11"><text:soft-page-break/>Grep- <text:span text:style-name="T5">to search in files or combine it with pipes to filter the output of another command.</text:span></text:p>
        </text:list-item>
        <text:list-item>
          <text:p text:style-name="P12">du(<text:span text:style-name="T3">disc utility)- calculate the size of the directory as a whole.</text:span></text:p>
        </text:list-item>
        <text:list-item>
          <text:p text:style-name="P12">df- <text:span text:style-name="T6">used to get disc usage information.</text:span></text:p>
        </text:list-item>
        <text:list-item>
          <text:p text:style-name="P13">History- <text:span text:style-name="T3">shows the history with commands.</text:span></text:p>
        </text:list-item>
        <text:list-item>
          <text:p text:style-name="P13">ps- <text:span text:style-name="T3">to inspect all the processes.</text:span></text:p>
        </text:list-item>
        <text:list-item>
          <text:p text:style-name="P13">Top- <text:span text:style-name="T3">to display dynamic real time information about running processes in the system</text:span></text:p>
        </text:list-item>
        <text:list-item>
          <text:p text:style-name="P13">kill- <text:span text:style-name="T3">the kill program can send a variety of signals to program.</text:span></text:p>
        </text:list-item>
        <text:list-item>
          <text:p text:style-name="P13">Killall- <text:span text:style-name="T3">instead of sending a signals to a specific processes id will send the signal to multiple processes at once.</text:span></text:p>
        </text:list-item>
        <text:list-item>
          <text:p text:style-name="P13">Jobs- </text:p>
        </text:list-item>
        <text:list-item>
          <text:p text:style-name="P13">gzip- <text:span text:style-name="T7">to compress a file</text:span></text:p>
        </text:list-item>
        <text:list-item>
          <text:p text:style-name="P14">gunzip<text:span text:style-name="T3">- to decompress a file</text:span></text:p>
        </text:list-item>
        <text:list-item>
          <text:p text:style-name="P14">tar- <text:span text:style-name="T3">to create an archieve, grouping multiple filles in a single file.</text:span></text:p>
        </text:list-item>
        <text:list-item>
          <text:p text:style-name="P6"><text:span text:style-name="T2">Nano</text:span>- beginner friendly editor</text:p>
        </text:list-item>
        <text:list-item>
          <text:p text:style-name="P6"><text:span text:style-name="T2">alias</text:span>- it will print something more useful including the file modification date, the size, the owner and the permissions.</text:p>
        </text:list-item>
        <text:list-item>
          <text:p text:style-name="P6"><text:span text:style-name="T2">Xargs</text:span>- this command is used in Unix shell to convert input from stamdard input into arguments to a command.</text:p>
        </text:list-item>
        <text:list-item>
          <text:p text:style-name="P6"><text:span text:style-name="T2">ln</text:span>- used to create links.</text:p>
        </text:list-item>
        <text:list-item>
          <text:p text:style-name="P6"><text:span text:style-name="T2">Who</text:span>- displays the user logged in to the system.</text:p>
        </text:list-item>
        <text:list-item>
          <text:p text:style-name="P6"><text:span text:style-name="T2">su</text:span>- to swich the user account.</text:p>
        </text:list-item>
        <text:list-item>
          <text:p text:style-name="P6"><text:span text:style-name="T2">Sudo</text:span>- used to run a command as root.</text:p>
        </text:list-item>
        <text:list-item>
          <text:p text:style-name="P6"><text:span text:style-name="T2">Passwd</text:span>- to change the password.</text:p>
        </text:list-item>
        <text:list-item>
          <text:p text:style-name="P6"><text:span text:style-name="T2">Chown</text:span>- to change ownership.</text:p>
        </text:list-item>
        <text:list-item>
          <text:p text:style-name="P14">File type<text:span text:style-name="T3">- </text:span><text:span text:style-name="T8">it indicates the type of the file.</text:span></text:p>
        </text:list-item>
        <text:list-item>
          <text:p text:style-name="P15"><text:soft-page-break/>Chmod<text:span text:style-name="T3">-to change the permission of a file or directory.</text:span></text:p>
        </text:list-item>
      </text:list>
      <text:p text:style-name="P7"/>
      <text:p text:style-name="P7"/>
      <text:p text:style-name="P7"/>
      <text:p text:style-name="P17"><text:span text:style-name="T9"/></text:p>
      <text:p text:style-name="P7"/>
      <text:list xml:id="list102928614170790" text:continue-numbering="true" text:style-name="L1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Suranna" svg:font-family="Suranna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1:47:45.215746505</meta:creation-date>
    <dc:date>2024-05-17T10:29:27.408526240</dc:date>
    <meta:editing-duration>PT2H2M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49" meta:word-count="438" meta:character-count="2241" meta:non-whitespace-character-count="1889"/>
  </office:meta>
</office:document-meta>
</file>